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8556in" fo:margin-left="0.0431in" fo:margin-right="4.7944in" table:align="margins"/>
    </style:style>
    <style:style style:name="Table1.A" style:family="table-column">
      <style:table-column-properties style:column-width="1.091in" style:rel-column-width="1571*"/>
    </style:style>
    <style:style style:name="Table1.B" style:family="table-column">
      <style:table-column-properties style:column-width="0.7646in" style:rel-column-width="110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5fc6f" officeooo:paragraph-rsid="0015fc6f"/>
    </style:style>
    <style:style style:name="P2" style:family="paragraph" style:parent-style-name="Standard">
      <style:text-properties officeooo:rsid="001866ca" officeooo:paragraph-rsid="001866ca"/>
    </style:style>
    <style:style style:name="P3" style:family="paragraph" style:parent-style-name="Standard">
      <style:text-properties officeooo:rsid="00195b84" officeooo:paragraph-rsid="00195b84"/>
    </style:style>
    <style:style style:name="P4" style:family="paragraph" style:parent-style-name="Standard">
      <style:text-properties officeooo:rsid="001a5f08" officeooo:paragraph-rsid="001a5f08"/>
    </style:style>
    <style:style style:name="P5" style:family="paragraph" style:parent-style-name="Standard">
      <style:text-properties officeooo:rsid="001a5f08" officeooo:paragraph-rsid="001a5f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 and augmented attention and baseline model etc.</text:p>
      <text:p text:style-name="P1"><text:s text:c="3"/>epoch <text:s text:c="9"/>: 1</text:p>
      <text:p text:style-name="P1"><text:s text:c="4"/>loss <text:s text:c="10"/>: 0.4995813805123602</text:p>
      <text:p text:style-name="P1"><text:s text:c="4"/>accuracy <text:s text:c="6"/>: 0.839649347961463</text:p>
      <text:p text:style-name="P1"><text:s text:c="4"/>precision_0 <text:s text:c="3"/>: 0.8504470131511382</text:p>
      <text:p text:style-name="P1"><text:s text:c="4"/>precision_1 <text:s text:c="3"/>: 0.0</text:p>
      <text:p text:style-name="P1"><text:s text:c="4"/>precision_2 <text:s text:c="3"/>: 0.21739130434782608</text:p>
      <text:p text:style-name="P1"><text:s text:c="4"/>precision_3 <text:s text:c="3"/>: 0</text:p>
      <text:p text:style-name="P1"><text:s text:c="4"/>precision_4 <text:s text:c="3"/>: 0.5876225330900362</text:p>
      <text:p text:style-name="P1"><text:s text:c="4"/>precision_5 <text:s text:c="3"/>: 0.27956989247311825</text:p>
      <text:p text:style-name="P1"><text:s text:c="4"/>precision_6 <text:s text:c="3"/>: 0.5968013468013468</text:p>
      <text:p text:style-name="P1"><text:s text:c="4"/>recall_0 <text:s text:c="6"/>: 0.9277035008003248</text:p>
      <text:p text:style-name="P1"><text:s text:c="4"/>recall_1 <text:s text:c="6"/>: 0.0</text:p>
      <text:p text:style-name="P1"><text:s text:c="4"/>recall_2 <text:s text:c="6"/>: 0.11231884057971013</text:p>
      <text:p text:style-name="P1"><text:s text:c="4"/>recall_3 <text:s text:c="6"/>: 0</text:p>
      <text:p text:style-name="P1"><text:s text:c="4"/>recall_4 <text:s text:c="6"/>: 0.4679399251042216</text:p>
      <text:p text:style-name="P1"><text:s text:c="4"/>recall_5 <text:s text:c="6"/>: 0.23010752688172043</text:p>
      <text:p text:style-name="P1"><text:s text:c="4"/>recall_6 <text:s text:c="6"/>: 0.5061447811447811</text:p>
      <text:p text:style-name="P1"><text:s text:c="4"/>f1_0 <text:s text:c="10"/>: 0.8741468016397196</text:p>
      <text:p text:style-name="P1"><text:s text:c="4"/>f1_1 <text:s text:c="10"/>: 0.0</text:p>
      <text:p text:style-name="P1"><text:s text:c="4"/>f1_2 <text:s text:c="10"/>: 0.14057971014492754</text:p>
      <text:p text:style-name="P1"><text:s text:c="4"/>f1_3 <text:s text:c="10"/>: 0</text:p>
      <text:p text:style-name="P1"><text:s text:c="4"/>f1_4 <text:s text:c="10"/>: 0.4792524520432923</text:p>
      <text:p text:style-name="P1"><text:s text:c="4"/>f1_5 <text:s text:c="10"/>: 0.2409114183307732</text:p>
      <text:p text:style-name="P1"><text:s text:c="4"/>f1_6 <text:s text:c="10"/>: 0.5320226070226072</text:p>
      <text:p text:style-name="P1"><text:s text:c="4"/>val_loss <text:s text:c="6"/>: 0.48163051095515075</text:p>
      <text:p text:style-name="P1"><text:s text:c="4"/>val_accuracy <text:s text:c="2"/>: 0.846735661581746</text:p>
      <text:p text:style-name="P1"><text:s text:c="4"/>val_precision_0: 0.8715305835791809</text:p>
      <text:p text:style-name="P1"><text:s text:c="4"/>val_precision_1: 1.0</text:p>
      <text:p text:style-name="P1"><text:s text:c="4"/>val_precision_2: 0</text:p>
      <text:p text:style-name="P1"><text:s text:c="4"/>val_precision_3: 0</text:p>
      <text:p text:style-name="P1"><text:s text:c="4"/>val_precision_4: 0.5585008049021137</text:p>
      <text:p text:style-name="P1"><text:s text:c="4"/>val_precision_5: 0</text:p>
      <text:p text:style-name="P1"><text:s text:c="4"/>val_precision_6: 0.387283950617284</text:p>
      <text:p text:style-name="P1"><text:s text:c="4"/>val_recall_0 <text:s text:c="2"/>: 0.9089688077957855</text:p>
      <text:p text:style-name="P1"><text:s text:c="4"/>val_recall_1 <text:s text:c="2"/>: 1.0</text:p>
      <text:p text:style-name="P1"><text:s text:c="4"/>val_recall_2 <text:s text:c="2"/>: 0</text:p>
      <text:p text:style-name="P1"><text:s text:c="4"/>val_recall_3 <text:s text:c="2"/>: 0</text:p>
      <text:p text:style-name="P1"><text:s text:c="4"/>val_recall_4 <text:s text:c="2"/>: 0.4725955932471745</text:p>
      <text:p text:style-name="P1"><text:s text:c="4"/>val_recall_5 <text:s text:c="2"/>: 0</text:p>
      <text:p text:style-name="P1"><text:s text:c="4"/>val_recall_6 <text:s text:c="2"/>: 0.403395061728395</text:p>
      <text:p text:style-name="P1"><text:s text:c="4"/>val_f1_0 <text:s text:c="6"/>: 0.8772223066190223</text:p>
      <text:p text:style-name="P1"><text:s text:c="4"/>val_f1_1 <text:s text:c="6"/>: 1.0</text:p>
      <text:p text:style-name="P1"><text:s text:c="4"/>val_f1_2 <text:s text:c="6"/>: 0</text:p>
      <text:p text:style-name="P1"><text:s text:c="4"/>val_f1_3 <text:s text:c="6"/>: 0</text:p>
      <text:p text:style-name="P1"><text:s text:c="4"/>val_f1_4 <text:s text:c="6"/>: 0.47991172583578745</text:p>
      <text:p text:style-name="P1"><text:s text:c="4"/>val_f1_5 <text:s text:c="6"/>: 0</text:p>
      <text:p text:style-name="P1"><text:s text:c="4"/>val_f1_6 <text:s text:c="6"/>: 0.3843062904174016</text:p>
      <text:p text:style-name="P1"/>
      <text:p text:style-name="P2">epoch 2</text:p>
      <text:p text:style-name="P2">Train Epoch: 2 [8000/8895 (90%)] Loss: 0.152731</text:p>
      <text:p text:style-name="P2"><text:s text:c="4"/>epoch <text:s text:c="9"/>: 2</text:p>
      <text:p text:style-name="P2"><text:soft-page-break/><text:s text:c="4"/>loss <text:s text:c="10"/>: 0.4292640111227863</text:p>
      <text:p text:style-name="P2"><text:s text:c="4"/>accuracy <text:s text:c="6"/>: 0.8542084447189773</text:p>
      <text:p text:style-name="P2"><text:s text:c="4"/>precision_0 <text:s text:c="3"/>: 0.863678821464854</text:p>
      <text:p text:style-name="P2"><text:s text:c="4"/>precision_1 <text:s text:c="3"/>: 0.35185185185185186</text:p>
      <text:p text:style-name="P2"><text:s text:c="4"/>precision_2 <text:s text:c="3"/>: 0.34967320261437906</text:p>
      <text:p text:style-name="P2"><text:s text:c="4"/>precision_3 <text:s text:c="3"/>: 1.0</text:p>
      <text:p text:style-name="P2"><text:s text:c="4"/>precision_4 <text:s text:c="3"/>: 0.6291792588244424</text:p>
      <text:p text:style-name="P2"><text:s text:c="4"/>precision_5 <text:s text:c="3"/>: 0.30503144654088055</text:p>
      <text:p text:style-name="P2"><text:s text:c="4"/>precision_6 <text:s text:c="3"/>: 0.6378651685393256</text:p>
      <text:p text:style-name="P2"><text:s text:c="4"/>recall_0 <text:s text:c="6"/>: 0.9272244915674892</text:p>
      <text:p text:style-name="P2"><text:s text:c="4"/>recall_1 <text:s text:c="6"/>: 0.2037037037037037</text:p>
      <text:p text:style-name="P2"><text:s text:c="4"/>recall_2 <text:s text:c="6"/>: 0.2326797385620915</text:p>
      <text:p text:style-name="P2"><text:s text:c="4"/>recall_3 <text:s text:c="6"/>: 1.0</text:p>
      <text:p text:style-name="P2"><text:s text:c="4"/>recall_4 <text:s text:c="6"/>: 0.5192044432742966</text:p>
      <text:p text:style-name="P2"><text:s text:c="4"/>recall_5 <text:s text:c="6"/>: 0.2654088050314465</text:p>
      <text:p text:style-name="P2"><text:s text:c="4"/>recall_6 <text:s text:c="6"/>: 0.5886516853932585</text:p>
      <text:p text:style-name="P2"><text:s text:c="4"/>f1_0 <text:s text:c="10"/>: 0.8821324003050788</text:p>
      <text:p text:style-name="P2"><text:s text:c="4"/>f1_1 <text:s text:c="10"/>: 0.2336860670194003</text:p>
      <text:p text:style-name="P2"><text:s text:c="4"/>f1_2 <text:s text:c="10"/>: 0.2568627450980392</text:p>
      <text:p text:style-name="P2"><text:s text:c="4"/>f1_3 <text:s text:c="10"/>: 1.0</text:p>
      <text:p text:style-name="P2"><text:s text:c="4"/>f1_4 <text:s text:c="10"/>: 0.5285333186374539</text:p>
      <text:p text:style-name="P2"><text:s text:c="4"/>f1_5 <text:s text:c="10"/>: 0.27190026954177904</text:p>
      <text:p text:style-name="P2"><text:s text:c="4"/>f1_6 <text:s text:c="10"/>: 0.5947957909755657</text:p>
      <text:p text:style-name="P2"><text:s text:c="4"/>val_loss <text:s text:c="6"/>: 0.4915353826188922</text:p>
      <text:p text:style-name="P2"><text:s text:c="4"/>val_accuracy <text:s text:c="2"/>: 0.8364477156149775</text:p>
      <text:p text:style-name="P2"><text:s text:c="4"/>val_precision_0: 0.8350341382183183</text:p>
      <text:p text:style-name="P2"><text:s text:c="4"/>val_precision_1: 0</text:p>
      <text:p text:style-name="P2"><text:s text:c="4"/>val_precision_2: 0</text:p>
      <text:p text:style-name="P2"><text:s text:c="4"/>val_precision_3: 0</text:p>
      <text:p text:style-name="P2"><text:s text:c="4"/>val_precision_4: 0.7644389438943895</text:p>
      <text:p text:style-name="P2"><text:s text:c="4"/>val_precision_5: 0.2857142857142857</text:p>
      <text:p text:style-name="P2"><text:s text:c="4"/>val_precision_6: 0.5561224489795918</text:p>
      <text:p text:style-name="P2"><text:s text:c="4"/>val_recall_0 <text:s text:c="2"/>: 0.9545265603044993</text:p>
      <text:p text:style-name="P2"><text:s text:c="4"/>val_recall_1 <text:s text:c="2"/>: 0</text:p>
      <text:p text:style-name="P2"><text:s text:c="4"/>val_recall_2 <text:s text:c="2"/>: 0</text:p>
      <text:p text:style-name="P2"><text:s text:c="4"/>val_recall_3 <text:s text:c="2"/>: 0</text:p>
      <text:p text:style-name="P2"><text:s text:c="4"/>val_recall_4 <text:s text:c="2"/>: 0.3996880319900124</text:p>
      <text:p text:style-name="P2"><text:s text:c="4"/>val_recall_5 <text:s text:c="2"/>: 0.21428571428571427</text:p>
      <text:p text:style-name="P2"><text:s text:c="4"/>val_recall_6 <text:s text:c="2"/>: 0.5263605442176871</text:p>
      <text:p text:style-name="P2"><text:s text:c="4"/>val_f1_0 <text:s text:c="6"/>: 0.8783848076410293</text:p>
      <text:p text:style-name="P2"><text:s text:c="4"/>val_f1_1 <text:s text:c="6"/>: 0</text:p>
      <text:p text:style-name="P2"><text:s text:c="4"/>val_f1_2 <text:s text:c="6"/>: 0</text:p>
      <text:p text:style-name="P2"><text:s text:c="4"/>val_f1_3 <text:s text:c="6"/>: 0</text:p>
      <text:p text:style-name="P2"><text:s text:c="4"/>val_f1_4 <text:s text:c="6"/>: 0.481436423377309</text:p>
      <text:p text:style-name="P2"><text:s text:c="4"/>val_f1_5 <text:s text:c="6"/>: 0.23809523809523808</text:p>
      <text:p text:style-name="P2"><text:s text:c="4"/>val_f1_6 <text:s text:c="6"/>: 0.5305150631681242</text:p>
      <text:p text:style-name="P2"/>
      <text:p text:style-name="P3">Epoch 3</text:p>
      <text:p text:style-name="P3"><text:s text:c="4"/>epoch <text:s text:c="9"/>: 3</text:p>
      <text:p text:style-name="P3"><text:s text:c="4"/>loss <text:s text:c="10"/>: 0.37771492028669645</text:p>
      <text:p text:style-name="P3"><text:s text:c="4"/>accuracy <text:s text:c="6"/>: 0.8688405545756118</text:p>
      <text:p text:style-name="P3"><text:s text:c="4"/>precision_0 <text:s text:c="3"/>: 0.8754057774250164</text:p>
      <text:p text:style-name="P3"><text:soft-page-break/><text:s text:c="4"/>precision_1 <text:s text:c="3"/>: 0.48481012658227846</text:p>
      <text:p text:style-name="P3"><text:s text:c="4"/>precision_2 <text:s text:c="3"/>: 0.5022222222222222</text:p>
      <text:p text:style-name="P3"><text:s text:c="4"/>precision_3 <text:s text:c="3"/>: 0.4090909090909091</text:p>
      <text:p text:style-name="P3"><text:s text:c="4"/>precision_4 <text:s text:c="3"/>: 0.6658737494838458</text:p>
      <text:p text:style-name="P3"><text:s text:c="4"/>precision_5 <text:s text:c="3"/>: 0.44261477045908176</text:p>
      <text:p text:style-name="P3"><text:s text:c="4"/>precision_6 <text:s text:c="3"/>: 0.6569872958257714</text:p>
      <text:p text:style-name="P3"><text:s text:c="4"/>recall_0 <text:s text:c="6"/>: 0.9289326046052254</text:p>
      <text:p text:style-name="P3"><text:s text:c="4"/>recall_1 <text:s text:c="6"/>: 0.3917721518987342</text:p>
      <text:p text:style-name="P3"><text:s text:c="4"/>recall_2 <text:s text:c="6"/>: 0.38888888888888884</text:p>
      <text:p text:style-name="P3"><text:s text:c="4"/>recall_3 <text:s text:c="6"/>: 0.3484848484848485</text:p>
      <text:p text:style-name="P3"><text:s text:c="4"/>recall_4 <text:s text:c="6"/>: 0.5721907623691762</text:p>
      <text:p text:style-name="P3"><text:s text:c="4"/>recall_5 <text:s text:c="6"/>: 0.3788423153692615</text:p>
      <text:p text:style-name="P3"><text:s text:c="4"/>recall_6 <text:s text:c="6"/>: 0.6148517846339987</text:p>
      <text:p text:style-name="P3"><text:s text:c="4"/>f1_0 <text:s text:c="10"/>: 0.8897823013884547</text:p>
      <text:p text:style-name="P3"><text:s text:c="4"/>f1_1 <text:s text:c="10"/>: 0.4037673297166968</text:p>
      <text:p text:style-name="P3"><text:s text:c="4"/>f1_2 <text:s text:c="10"/>: 0.4186666666666667</text:p>
      <text:p text:style-name="P3"><text:s text:c="4"/>f1_3 <text:s text:c="10"/>: 0.36363636363636365</text:p>
      <text:p text:style-name="P3"><text:s text:c="4"/>f1_4 <text:s text:c="10"/>: 0.5775639958478545</text:p>
      <text:p text:style-name="P3"><text:s text:c="4"/>f1_5 <text:s text:c="10"/>: 0.3973481608212147</text:p>
      <text:p text:style-name="P3"><text:s text:c="4"/>f1_6 <text:s text:c="10"/>: 0.6202028058652382</text:p>
      <text:p text:style-name="P3"><text:s text:c="4"/>val_loss <text:s text:c="6"/>: 0.4769745908277063</text:p>
      <text:p text:style-name="P3"><text:s text:c="4"/>val_accuracy <text:s text:c="2"/>: 0.8458199974894416</text:p>
      <text:p text:style-name="P3"><text:s text:c="4"/>val_precision_0: 0.8511296984965048</text:p>
      <text:p text:style-name="P3"><text:s text:c="4"/>val_precision_1: 0</text:p>
      <text:p text:style-name="P3"><text:s text:c="4"/>val_precision_2: 0</text:p>
      <text:p text:style-name="P3"><text:s text:c="4"/>val_precision_3: 0</text:p>
      <text:p text:style-name="P3"><text:s text:c="4"/>val_precision_4: 0.6251439263097296</text:p>
      <text:p text:style-name="P3"><text:s text:c="4"/>val_precision_5: 0</text:p>
      <text:p text:style-name="P3"><text:s text:c="4"/>val_precision_6: 0.5045454545454545</text:p>
      <text:p text:style-name="P3"><text:s text:c="4"/>val_recall_0 <text:s text:c="2"/>: 0.9359837680304832</text:p>
      <text:p text:style-name="P3"><text:s text:c="4"/>val_recall_1 <text:s text:c="2"/>: 0</text:p>
      <text:p text:style-name="P3"><text:s text:c="4"/>val_recall_2 <text:s text:c="2"/>: 0</text:p>
      <text:p text:style-name="P3"><text:s text:c="4"/>val_recall_3 <text:s text:c="2"/>: 0</text:p>
      <text:p text:style-name="P3"><text:s text:c="4"/>val_recall_4 <text:s text:c="2"/>: 0.4498750649657384</text:p>
      <text:p text:style-name="P3"><text:s text:c="4"/>val_recall_5 <text:s text:c="2"/>: 0</text:p>
      <text:p text:style-name="P3"><text:s text:c="4"/>val_recall_6 <text:s text:c="2"/>: 0.478030303030303</text:p>
      <text:p text:style-name="P3"><text:s text:c="4"/>val_f1_0 <text:s text:c="6"/>: 0.8791423642237471</text:p>
      <text:p text:style-name="P3"><text:s text:c="4"/>val_f1_1 <text:s text:c="6"/>: 0</text:p>
      <text:p text:style-name="P3"><text:s text:c="4"/>val_f1_2 <text:s text:c="6"/>: 0</text:p>
      <text:p text:style-name="P3"><text:s text:c="4"/>val_f1_3 <text:s text:c="6"/>: 0</text:p>
      <text:p text:style-name="P3"><text:s text:c="4"/>val_f1_4 <text:s text:c="6"/>: 0.4839627774179179</text:p>
      <text:p text:style-name="P3"><text:s text:c="4"/>val_f1_5 <text:s text:c="6"/>: 0</text:p>
      <text:p text:style-name="P3"><text:s text:c="4"/>val_f1_6 <text:s text:c="6"/>: 0.4797402597402597</text:p>
      <text:p text:style-name="P3"/>
      <text:p text:style-name="P4">epoch 4</text:p>
      <text:p text:style-name="P4"><text:s text:c="3"/>epoch <text:s text:c="9"/>: 4</text:p>
      <text:p text:style-name="P4"><text:s text:c="4"/>loss <text:s text:c="10"/>: 0.3243724547587469</text:p>
      <text:p text:style-name="P4"><text:s text:c="4"/>accuracy <text:s text:c="6"/>: 0.8839728259884349</text:p>
      <text:p text:style-name="P4"><text:s text:c="4"/>precision_0 <text:s text:c="3"/>: 0.8871380168528084</text:p>
      <text:p text:style-name="P4"><text:s text:c="4"/>precision_1 <text:s text:c="3"/>: 0.6351895579168306</text:p>
      <text:p text:style-name="P4"><text:s text:c="4"/>precision_2 <text:s text:c="3"/>: 0.6638888888888889</text:p>
      <text:p text:style-name="P4"><text:s text:c="4"/>precision_3 <text:s text:c="3"/>: 0.575</text:p>
      <text:p text:style-name="P4"><text:soft-page-break/><text:s text:c="4"/>precision_4 <text:s text:c="3"/>: 0.6925141035167297</text:p>
      <text:p text:style-name="P4"><text:s text:c="4"/>precision_5 <text:s text:c="3"/>: 0.523936170212766</text:p>
      <text:p text:style-name="P4"><text:s text:c="4"/>precision_6 <text:s text:c="3"/>: 0.7076606260296542</text:p>
      <text:p text:style-name="P4"><text:s text:c="4"/>recall_0 <text:s text:c="6"/>: 0.9328552370140373</text:p>
      <text:p text:style-name="P4"><text:s text:c="4"/>recall_1 <text:s text:c="6"/>: 0.5231404958677686</text:p>
      <text:p text:style-name="P4"><text:s text:c="4"/>recall_2 <text:s text:c="6"/>: 0.5648809523809524</text:p>
      <text:p text:style-name="P4"><text:s text:c="4"/>recall_3 <text:s text:c="6"/>: 0.5006613756613757</text:p>
      <text:p text:style-name="P4"><text:s text:c="4"/>recall_4 <text:s text:c="6"/>: 0.6149550883059249</text:p>
      <text:p text:style-name="P4"><text:s text:c="4"/>recall_5 <text:s text:c="6"/>: 0.46198581560283686</text:p>
      <text:p text:style-name="P4"><text:s text:c="4"/>recall_6 <text:s text:c="6"/>: 0.6714717188358047</text:p>
      <text:p text:style-name="P4"><text:s text:c="4"/>f1_0 <text:s text:c="10"/>: 0.8997394282427621</text:p>
      <text:p text:style-name="P4"><text:s text:c="4"/>f1_1 <text:s text:c="10"/>: 0.5376289458934085</text:p>
      <text:p text:style-name="P4"><text:s text:c="4"/>f1_2 <text:s text:c="10"/>: 0.5806405895691608</text:p>
      <text:p text:style-name="P4"><text:s text:c="4"/>f1_3 <text:s text:c="10"/>: 0.5148148148148147</text:p>
      <text:p text:style-name="P4"><text:s text:c="4"/>f1_4 <text:s text:c="10"/>: 0.6175148125048907</text:p>
      <text:p text:style-name="P4"><text:s text:c="4"/>f1_5 <text:s text:c="10"/>: 0.47496531836957384</text:p>
      <text:p text:style-name="P4"><text:s text:c="4"/>f1_6 <text:s text:c="10"/>: 0.6743482126513438</text:p>
      <text:p text:style-name="P4"><text:s text:c="4"/>val_loss <text:s text:c="6"/>: 0.48484916343226747</text:p>
      <text:p text:style-name="P4"><text:s text:c="4"/>val_accuracy <text:s text:c="2"/>: 0.8466935909544053</text:p>
      <text:p text:style-name="P4"><text:s text:c="4"/>val_precision_0: 0.8613522193863555</text:p>
      <text:p text:style-name="P4"><text:s text:c="4"/>val_precision_1: 0</text:p>
      <text:p text:style-name="P4"><text:s text:c="4"/>val_precision_2: 1.0</text:p>
      <text:p text:style-name="P4"><text:s text:c="4"/>val_precision_3: 0</text:p>
      <text:p text:style-name="P4"><text:s text:c="4"/>val_precision_4: 0.5787918309574361</text:p>
      <text:p text:style-name="P4"><text:s text:c="4"/>val_precision_5: 0.2727272727272727</text:p>
      <text:p text:style-name="P4"><text:s text:c="4"/>val_precision_6: 0.55359477124183</text:p>
      <text:p text:style-name="P4"><text:s text:c="4"/>val_recall_0 <text:s text:c="2"/>: 0.9268041956613907</text:p>
      <text:p text:style-name="P4"><text:s text:c="4"/>val_recall_1 <text:s text:c="2"/>: 0</text:p>
      <text:p text:style-name="P4"><text:s text:c="4"/>val_recall_2 <text:s text:c="2"/>: 0.5</text:p>
      <text:p text:style-name="P4"><text:s text:c="4"/>val_recall_3 <text:s text:c="2"/>: 0</text:p>
      <text:p text:style-name="P4"><text:s text:c="4"/>val_recall_4 <text:s text:c="2"/>: 0.455658274846173</text:p>
      <text:p text:style-name="P4"><text:s text:c="4"/>val_recall_5 <text:s text:c="2"/>: 0.16666666666666666</text:p>
      <text:p text:style-name="P4"><text:s text:c="4"/>val_recall_6 <text:s text:c="2"/>: 0.5400326797385621</text:p>
      <text:p text:style-name="P4"><text:s text:c="4"/>val_f1_0 <text:s text:c="6"/>: 0.8796736898165893</text:p>
      <text:p text:style-name="P4"><text:s text:c="4"/>val_f1_1 <text:s text:c="6"/>: 0</text:p>
      <text:p text:style-name="P4"><text:s text:c="4"/>val_f1_2 <text:s text:c="6"/>: 0.6666666666666666</text:p>
      <text:p text:style-name="P4"><text:s text:c="4"/>val_f1_3 <text:s text:c="6"/>: 0</text:p>
      <text:p text:style-name="P4"><text:s text:c="4"/>val_f1_4 <text:s text:c="6"/>: 0.47546589087152347</text:p>
      <text:p text:style-name="P4"><text:s text:c="4"/>val_f1_5 <text:s text:c="6"/>: 0.19696969696969696</text:p>
      <text:p text:style-name="P4"><text:s text:c="4"/>val_f1_6 <text:s text:c="6"/>: 0.5363990040460629</text:p>
      <text:p text:style-name="P4"/>
      <text:p text:style-name="P4">Epoch <text:s text:c="2"/>epoch <text:s text:c="9"/>: 5</text:p>
      <text:p text:style-name="P4"><text:s text:c="4"/>loss <text:s text:c="10"/>: 0.27454502607641673</text:p>
      <text:p text:style-name="P4"><text:s text:c="4"/>accuracy <text:s text:c="6"/>: 0.9027842738516587</text:p>
      <text:p text:style-name="P4"><text:s text:c="4"/>precision_0 <text:s text:c="3"/>: 0.9044690530604456</text:p>
      <text:p text:style-name="P4"><text:s text:c="4"/>precision_1 <text:s text:c="3"/>: 0.6485676716445947</text:p>
      <text:p text:style-name="P4"><text:s text:c="4"/>precision_2 <text:s text:c="3"/>: 0.7131410256410255</text:p>
      <text:p text:style-name="P4"><text:s text:c="4"/>precision_3 <text:s text:c="3"/>: 0.665954415954416</text:p>
      <text:p text:style-name="P4"><text:s text:c="4"/>precision_4 <text:s text:c="3"/>: 0.7340284021754895</text:p>
      <text:p text:style-name="P4"><text:s text:c="4"/>precision_5 <text:s text:c="3"/>: 0.6367431972789116</text:p>
      <text:p text:style-name="P4"><text:s text:c="4"/>precision_6 <text:s text:c="3"/>: 0.7532802701398942</text:p>
      <text:p text:style-name="P4"><text:s text:c="4"/>recall_0 <text:s text:c="6"/>: 0.9399679461000274</text:p>
      <text:p text:style-name="P4"><text:soft-page-break/><text:s text:c="4"/>recall_1 <text:s text:c="6"/>: 0.5626232741617356</text:p>
      <text:p text:style-name="P4"><text:s text:c="4"/>recall_2 <text:s text:c="6"/>: 0.6166666666666667</text:p>
      <text:p text:style-name="P4"><text:s text:c="4"/>recall_3 <text:s text:c="6"/>: 0.5195105820105819</text:p>
      <text:p text:style-name="P4"><text:s text:c="4"/>recall_4 <text:s text:c="6"/>: 0.6661451031099608</text:p>
      <text:p text:style-name="P4"><text:s text:c="4"/>recall_5 <text:s text:c="6"/>: 0.5877380952380952</text:p>
      <text:p text:style-name="P4"><text:s text:c="4"/>recall_6 <text:s text:c="6"/>: 0.7245055475156778</text:p>
      <text:p text:style-name="P4"><text:s text:c="4"/>f1_0 <text:s text:c="10"/>: 0.9136046313239157</text:p>
      <text:p text:style-name="P4"><text:s text:c="4"/>f1_1 <text:s text:c="10"/>: 0.5699650119768462</text:p>
      <text:p text:style-name="P4"><text:s text:c="4"/>f1_2 <text:s text:c="10"/>: 0.6375305250305249</text:p>
      <text:p text:style-name="P4"><text:s text:c="4"/>f1_3 <text:s text:c="10"/>: 0.5553558460421205</text:p>
      <text:p text:style-name="P4"><text:s text:c="4"/>f1_4 <text:s text:c="10"/>: 0.6669459936890625</text:p>
      <text:p text:style-name="P4"><text:s text:c="4"/>f1_5 <text:s text:c="10"/>: 0.5936020923520923</text:p>
      <text:p text:style-name="P4"><text:s text:c="4"/>f1_6 <text:s text:c="10"/>: 0.7249982771690452</text:p>
      <text:p text:style-name="P4"><text:s text:c="4"/>val_loss <text:s text:c="6"/>: 0.5520676095213564</text:p>
      <text:p text:style-name="P4"><text:s text:c="4"/>val_accuracy <text:s text:c="2"/>: 0.8231888866994769</text:p>
      <text:p text:style-name="P4"><text:s text:c="4"/>val_precision_0: 0.8705533017937149</text:p>
      <text:p text:style-name="P4"><text:s text:c="4"/>val_precision_1: 0</text:p>
      <text:p text:style-name="P4"><text:s text:c="4"/>val_precision_2: 1.0</text:p>
      <text:p text:style-name="P4"><text:s text:c="4"/>val_precision_3: 0.0</text:p>
      <text:p text:style-name="P4"><text:s text:c="4"/>val_precision_4: 0.4721182655135687</text:p>
      <text:p text:style-name="P4"><text:s text:c="4"/>val_precision_5: 0.0</text:p>
      <text:p text:style-name="P4"><text:s text:c="4"/>val_precision_6: 0.51010101010101</text:p>
      <text:p text:style-name="P4"><text:s text:c="4"/>val_recall_0 <text:s text:c="2"/>: 0.8888640614589932</text:p>
      <text:p text:style-name="P4"><text:s text:c="4"/>val_recall_1 <text:s text:c="2"/>: 0</text:p>
      <text:p text:style-name="P4"><text:s text:c="4"/>val_recall_2 <text:s text:c="2"/>: 0.5</text:p>
      <text:p text:style-name="P4"><text:s text:c="4"/>val_recall_3 <text:s text:c="2"/>: 0.0</text:p>
      <text:p text:style-name="P4"><text:s text:c="4"/>val_recall_4 <text:s text:c="2"/>: 0.4433469186282294</text:p>
      <text:p text:style-name="P4"><text:s text:c="4"/>val_recall_5 <text:s text:c="2"/>: 0.0</text:p>
      <text:p text:style-name="P4"><text:s text:c="4"/>val_recall_6 <text:s text:c="2"/>: 0.48989898989898994</text:p>
      <text:p text:style-name="P4"><text:s text:c="4"/>val_f1_0 <text:s text:c="6"/>: 0.8629249083123913</text:p>
      <text:p text:style-name="P4"><text:s text:c="4"/>val_f1_1 <text:s text:c="6"/>: 0</text:p>
      <text:p text:style-name="P4"><text:s text:c="4"/>val_f1_2 <text:s text:c="6"/>: 0.6666666666666666</text:p>
      <text:p text:style-name="P4"><text:s text:c="4"/>val_f1_3 <text:s text:c="6"/>: 0.0</text:p>
      <text:p text:style-name="P4"><text:s text:c="4"/>val_f1_4 <text:s text:c="6"/>: 0.41971679612062135</text:p>
      <text:p text:style-name="P4"><text:s text:c="4"/>val_f1_5 <text:s text:c="6"/>: 0.0</text:p>
      <text:p text:style-name="P4"><text:s text:c="4"/>val_f1_6 <text:s text:c="6"/>: 0.4877825877825877</text:p>
      <text:p text:style-name="P4"/>
      <text:p text:style-name="P4">Epoch 6</text:p>
      <text:p text:style-name="P4"><text:s/>epoch <text:s text:c="9"/>: 6</text:p>
      <text:p text:style-name="P4"><text:s text:c="4"/>loss <text:s text:c="10"/>: 0.2331573581552439</text:p>
      <text:p text:style-name="P4"><text:s text:c="4"/>accuracy <text:s text:c="6"/>: 0.9155852779162162</text:p>
      <text:p text:style-name="P4"><text:s text:c="4"/>precision_0 <text:s text:c="3"/>: 0.9180369528401443</text:p>
      <text:p text:style-name="P4"><text:s text:c="4"/>precision_1 <text:s text:c="3"/>: 0.7168834887907055</text:p>
      <text:p text:style-name="P4"><text:s text:c="4"/>precision_2 <text:s text:c="3"/>: 0.7358630952380951</text:p>
      <text:p text:style-name="P4"><text:s text:c="4"/>precision_3 <text:s text:c="3"/>: 0.69808362369338</text:p>
      <text:p text:style-name="P4"><text:s text:c="4"/>precision_4 <text:s text:c="3"/>: 0.7672474897498607</text:p>
      <text:p text:style-name="P4"><text:s text:c="4"/>precision_5 <text:s text:c="3"/>: 0.7000000000000001</text:p>
      <text:p text:style-name="P4"><text:s text:c="4"/>precision_6 <text:s text:c="3"/>: 0.7610810810810809</text:p>
      <text:p text:style-name="P4"><text:s text:c="4"/>recall_0 <text:s text:c="6"/>: 0.9462460365117112</text:p>
      <text:p text:style-name="P4"><text:s text:c="4"/>recall_1 <text:s text:c="6"/>: 0.6187285223367698</text:p>
      <text:p text:style-name="P4"><text:s text:c="4"/>recall_2 <text:s text:c="6"/>: 0.634375</text:p>
      <text:p text:style-name="P4"><text:s text:c="4"/>recall_3 <text:s text:c="6"/>: 0.667828106852497</text:p>
      <text:p text:style-name="P4"><text:soft-page-break/><text:s text:c="4"/>recall_4 <text:s text:c="6"/>: 0.7135716794059579</text:p>
      <text:p text:style-name="P4"><text:s text:c="4"/>recall_5 <text:s text:c="6"/>: 0.6458456973293769</text:p>
      <text:p text:style-name="P4"><text:s text:c="4"/>recall_6 <text:s text:c="6"/>: 0.7401351351351352</text:p>
      <text:p text:style-name="P4"><text:s text:c="4"/>f1_0 <text:s text:c="10"/>: 0.9246698856176688</text:p>
      <text:p text:style-name="P4"><text:s text:c="4"/>f1_1 <text:s text:c="10"/>: 0.6324842683090108</text:p>
      <text:p text:style-name="P4"><text:s text:c="4"/>f1_2 <text:s text:c="10"/>: 0.6549178004535147</text:p>
      <text:p text:style-name="P4"><text:s text:c="4"/>f1_3 <text:s text:c="10"/>: 0.6710793271768881</text:p>
      <text:p text:style-name="P4"><text:s text:c="4"/>f1_4 <text:s text:c="10"/>: 0.7120070779941917</text:p>
      <text:p text:style-name="P4"><text:s text:c="4"/>f1_5 <text:s text:c="10"/>: 0.652440899028436</text:p>
      <text:p text:style-name="P4"><text:s text:c="4"/>f1_6 <text:s text:c="10"/>: 0.7379806754806761</text:p>
      <text:p text:style-name="P4"><text:s text:c="4"/>val_loss <text:s text:c="6"/>: 0.5360226889434796</text:p>
      <text:p text:style-name="P4"><text:s text:c="4"/>val_accuracy <text:s text:c="2"/>: 0.833131566034679</text:p>
      <text:p text:style-name="P4"><text:s text:c="4"/>val_precision_0: 0.8693564747717267</text:p>
      <text:p text:style-name="P4"><text:s text:c="4"/>val_precision_1: 0.375</text:p>
      <text:p text:style-name="P4"><text:s text:c="4"/>val_precision_2: 0.0</text:p>
      <text:p text:style-name="P4"><text:s text:c="4"/>val_precision_3: 0</text:p>
      <text:p text:style-name="P4"><text:s text:c="4"/>val_precision_4: 0.5097587371977617</text:p>
      <text:p text:style-name="P4"><text:s text:c="4"/>val_precision_5: 0.2807017543859649</text:p>
      <text:p text:style-name="P4"><text:s text:c="4"/>val_precision_6: 0.4818791946308725</text:p>
      <text:p text:style-name="P4"><text:s text:c="4"/>val_recall_0 <text:s text:c="2"/>: 0.902038955267104</text:p>
      <text:p text:style-name="P4"><text:s text:c="4"/>val_recall_1 <text:s text:c="2"/>: 0.22916666666666666</text:p>
      <text:p text:style-name="P4"><text:s text:c="4"/>val_recall_2 <text:s text:c="2"/>: 0.0</text:p>
      <text:p text:style-name="P4"><text:s text:c="4"/>val_recall_3 <text:s text:c="2"/>: 0</text:p>
      <text:p text:style-name="P4"><text:s text:c="4"/>val_recall_4 <text:s text:c="2"/>: 0.4443512372697516</text:p>
      <text:p text:style-name="P4"><text:s text:c="4"/>val_recall_5 <text:s text:c="2"/>: 0.20175438596491227</text:p>
      <text:p text:style-name="P4"><text:s text:c="4"/>val_recall_6 <text:s text:c="2"/>: 0.4776286353467562</text:p>
      <text:p text:style-name="P4"><text:s text:c="4"/>val_f1_0 <text:s text:c="6"/>: 0.8698743243311371</text:p>
      <text:p text:style-name="P4"><text:s text:c="4"/>val_f1_1 <text:s text:c="6"/>: 0.2708333333333333</text:p>
      <text:p text:style-name="P4"><text:s text:c="4"/>val_f1_2 <text:s text:c="6"/>: 0.0</text:p>
      <text:p text:style-name="P4"><text:s text:c="4"/>val_f1_3 <text:s text:c="6"/>: 0</text:p>
      <text:p text:style-name="P4"><text:s text:c="4"/>val_f1_4 <text:s text:c="6"/>: 0.43604494191846827</text:p>
      <text:p text:style-name="P4"><text:s text:c="4"/>val_f1_5 <text:s text:c="6"/>: 0.21052631578947367</text:p>
      <text:p text:style-name="P4"><text:s text:c="4"/>val_f1_6 <text:s text:c="6"/>: 0.4724086502609992</text:p>
      <text:p text:style-name="P4"/>
      <text:p text:style-name="P4">Epoch 7</text:p>
      <text:p text:style-name="P4">epoch <text:s text:c="9"/>: 7</text:p>
      <text:p text:style-name="P4"><text:s text:c="4"/>loss <text:s text:c="10"/>: 0.200608145386751</text:p>
      <text:p text:style-name="P4"><text:s text:c="4"/>accuracy <text:s text:c="6"/>: 0.9293720152402035</text:p>
      <text:p text:style-name="P4"><text:s text:c="4"/>precision_0 <text:s text:c="3"/>: 0.9317001164281287</text:p>
      <text:p text:style-name="P4"><text:s text:c="4"/>precision_1 <text:s text:c="3"/>: 0.7544031311154599</text:p>
      <text:p text:style-name="P4"><text:s text:c="4"/>precision_2 <text:s text:c="3"/>: 0.8310298102981029</text:p>
      <text:p text:style-name="P4"><text:s text:c="4"/>precision_3 <text:s text:c="3"/>: 0.7858156028368793</text:p>
      <text:p text:style-name="P4"><text:s text:c="4"/>precision_4 <text:s text:c="3"/>: 0.7996953810333547</text:p>
      <text:p text:style-name="P4"><text:s text:c="4"/>precision_5 <text:s text:c="3"/>: 0.7470759125931539</text:p>
      <text:p text:style-name="P4"><text:s text:c="4"/>precision_6 <text:s text:c="3"/>: 0.8006641760066417</text:p>
      <text:p text:style-name="P4"><text:s text:c="4"/>recall_0 <text:s text:c="6"/>: 0.952721667709129</text:p>
      <text:p text:style-name="P4"><text:s text:c="4"/>recall_1 <text:s text:c="6"/>: 0.6790715372907152</text:p>
      <text:p text:style-name="P4"><text:s text:c="4"/>recall_2 <text:s text:c="6"/>: 0.7470189701897019</text:p>
      <text:p text:style-name="P4"><text:s text:c="4"/>recall_3 <text:s text:c="6"/>: 0.7011144883485309</text:p>
      <text:p text:style-name="P4"><text:s text:c="4"/>recall_4 <text:s text:c="6"/>: 0.7525457452434282</text:p>
      <text:p text:style-name="P4"><text:s text:c="4"/>recall_5 <text:s text:c="6"/>: 0.7058355437665783</text:p>
      <text:p text:style-name="P4"><text:s text:c="4"/>recall_6 <text:s text:c="6"/>: 0.7656081361560814</text:p>
      <text:p text:style-name="P4"><text:soft-page-break/><text:s text:c="4"/>f1_0 <text:s text:c="10"/>: 0.9360932777977704</text:p>
      <text:p text:style-name="P4"><text:s text:c="4"/>f1_1 <text:s text:c="10"/>: 0.6885787534457966</text:p>
      <text:p text:style-name="P4"><text:s text:c="4"/>f1_2 <text:s text:c="10"/>: 0.7651567944250872</text:p>
      <text:p text:style-name="P4"><text:s text:c="4"/>f1_3 <text:s text:c="10"/>: 0.7112293144208037</text:p>
      <text:p text:style-name="P4"><text:s text:c="4"/>f1_4 <text:s text:c="10"/>: 0.7524045477780793</text:p>
      <text:p text:style-name="P4"><text:s text:c="4"/>f1_5 <text:s text:c="10"/>: 0.7086136086136087</text:p>
      <text:p text:style-name="P4"><text:s text:c="4"/>f1_6 <text:s text:c="10"/>: 0.7705202712052025</text:p>
      <text:p text:style-name="P4"><text:s text:c="4"/>val_loss <text:s text:c="6"/>: 0.5929444241729588</text:p>
      <text:p text:style-name="P4"><text:s text:c="4"/>val_accuracy <text:s text:c="2"/>: 0.8376408523946202</text:p>
      <text:p text:style-name="P4"><text:s text:c="4"/>val_precision_0: 0.8609655073508626</text:p>
      <text:p text:style-name="P4"><text:s text:c="4"/>val_precision_1: 0.3333333333333333</text:p>
      <text:p text:style-name="P4"><text:s text:c="4"/>val_precision_2: 0</text:p>
      <text:p text:style-name="P4"><text:s text:c="4"/>val_precision_3: 0.0</text:p>
      <text:p text:style-name="P4"><text:s text:c="4"/>val_precision_4: 0.5386012353659414</text:p>
      <text:p text:style-name="P4"><text:s text:c="4"/>val_precision_5: 0.25</text:p>
      <text:p text:style-name="P4"><text:s text:c="4"/>val_precision_6: 0.5132791327913279</text:p>
      <text:p text:style-name="P4"><text:s text:c="4"/>val_recall_0 <text:s text:c="2"/>: 0.9154957193799955</text:p>
      <text:p text:style-name="P4"><text:s text:c="4"/>val_recall_1 <text:s text:c="2"/>: 0.1111111111111111</text:p>
      <text:p text:style-name="P4"><text:s text:c="4"/>val_recall_2 <text:s text:c="2"/>: 0</text:p>
      <text:p text:style-name="P4"><text:s text:c="4"/>val_recall_3 <text:s text:c="2"/>: 0.0</text:p>
      <text:p text:style-name="P4"><text:s text:c="4"/>val_recall_4 <text:s text:c="2"/>: 0.4530217875806109</text:p>
      <text:p text:style-name="P4"><text:s text:c="4"/>val_recall_5 <text:s text:c="2"/>: 0.5</text:p>
      <text:p text:style-name="P4"><text:s text:c="4"/>val_recall_6 <text:s text:c="2"/>: 0.5040650406504066</text:p>
      <text:p text:style-name="P4"><text:s text:c="4"/>val_f1_0 <text:s text:c="6"/>: 0.8725213126697474</text:p>
      <text:p text:style-name="P4"><text:s text:c="4"/>val_f1_1 <text:s text:c="6"/>: 0.16666666666666666</text:p>
      <text:p text:style-name="P4"><text:s text:c="4"/>val_f1_2 <text:s text:c="6"/>: 0</text:p>
      <text:p text:style-name="P4"><text:s text:c="4"/>val_f1_3 <text:s text:c="6"/>: 0.0</text:p>
      <text:p text:style-name="P4"><text:s text:c="4"/>val_f1_4 <text:s text:c="6"/>: 0.45068271843387436</text:p>
      <text:p text:style-name="P4"><text:s text:c="4"/>val_f1_5 <text:s text:c="6"/>: 0.3333333333333333</text:p>
      <text:p text:style-name="P4"><text:s text:c="4"/>val_f1_6 <text:s text:c="6"/>: 0.4974706413730803</text:p>
      <text:p text:style-name="P4"/>
      <text:p text:style-name="P4">Epoch 8 </text:p>
      <text:p text:style-name="P4"><text:s text:c="4"/>epoch <text:s text:c="9"/>: 8</text:p>
      <text:p text:style-name="P4"><text:s text:c="4"/>loss <text:s text:c="10"/>: 0.17907505754438618</text:p>
      <text:p text:style-name="P4"><text:s text:c="4"/>accuracy <text:s text:c="6"/>: 0.9364143862652919</text:p>
      <text:p text:style-name="P4"><text:s text:c="4"/>precision_0 <text:s text:c="3"/>: 0.9400392344741325</text:p>
      <text:p text:style-name="P4"><text:s text:c="4"/>precision_1 <text:s text:c="3"/>: 0.7948511904761905</text:p>
      <text:p text:style-name="P4"><text:s text:c="4"/>precision_2 <text:s text:c="3"/>: 0.8077777777777778</text:p>
      <text:p text:style-name="P4"><text:s text:c="4"/>precision_3 <text:s text:c="3"/>: 0.8216666666666668</text:p>
      <text:p text:style-name="P4"><text:s text:c="4"/>precision_4 <text:s text:c="3"/>: 0.8123150348058822</text:p>
      <text:p text:style-name="P4"><text:s text:c="4"/>precision_5 <text:s text:c="3"/>: 0.8159396825396826</text:p>
      <text:p text:style-name="P4"><text:s text:c="4"/>precision_6 <text:s text:c="3"/>: 0.8250496622963847</text:p>
      <text:p text:style-name="P4"><text:s text:c="4"/>recall_0 <text:s text:c="6"/>: 0.9572764863465552</text:p>
      <text:p text:style-name="P4"><text:s text:c="4"/>recall_1 <text:s text:c="6"/>: 0.7337500000000002</text:p>
      <text:p text:style-name="P4"><text:s text:c="4"/>recall_2 <text:s text:c="6"/>: 0.7629166666666667</text:p>
      <text:p text:style-name="P4"><text:s text:c="4"/>recall_3 <text:s text:c="6"/>: 0.7430952380952381</text:p>
      <text:p text:style-name="P4"><text:s text:c="4"/>recall_4 <text:s text:c="6"/>: 0.7717225297293394</text:p>
      <text:p text:style-name="P4"><text:s text:c="4"/>recall_5 <text:s text:c="6"/>: 0.7761777777777776</text:p>
      <text:p text:style-name="P4"><text:s text:c="4"/>recall_6 <text:s text:c="6"/>: 0.8097735399284862</text:p>
      <text:p text:style-name="P4"><text:s text:c="4"/>f1_0 <text:s text:c="10"/>: 0.9433376832496</text:p>
      <text:p text:style-name="P4"><text:s text:c="4"/>f1_1 <text:s text:c="10"/>: 0.7379526029526028</text:p>
      <text:p text:style-name="P4"><text:s text:c="4"/>f1_2 <text:s text:c="10"/>: 0.76744708994709</text:p>
      <text:p text:style-name="P4"><text:soft-page-break/><text:s text:c="4"/>f1_3 <text:s text:c="10"/>: 0.7576406926406924</text:p>
      <text:p text:style-name="P4"><text:s text:c="4"/>f1_4 <text:s text:c="10"/>: 0.7700328904130622</text:p>
      <text:p text:style-name="P4"><text:s text:c="4"/>f1_5 <text:s text:c="10"/>: 0.7804491656491659</text:p>
      <text:p text:style-name="P4"><text:s text:c="4"/>f1_6 <text:s text:c="10"/>: 0.8057442292841576</text:p>
      <text:p text:style-name="P4"><text:s text:c="4"/>val_loss <text:s text:c="6"/>: 0.6339415165303455</text:p>
      <text:p text:style-name="P4"><text:s text:c="4"/>val_accuracy <text:s text:c="2"/>: 0.8352284773971821</text:p>
      <text:p text:style-name="P4"><text:s text:c="4"/>val_precision_0: 0.8663035393524386</text:p>
      <text:p text:style-name="P4"><text:s text:c="4"/>val_precision_1: 0.0</text:p>
      <text:p text:style-name="P4"><text:s text:c="4"/>val_precision_2: 0.5</text:p>
      <text:p text:style-name="P4"><text:s text:c="4"/>val_precision_3: 0.0</text:p>
      <text:p text:style-name="P4"><text:s text:c="4"/>val_precision_4: 0.5230338540000937</text:p>
      <text:p text:style-name="P4"><text:s text:c="4"/>val_precision_5: 0.30303030303030304</text:p>
      <text:p text:style-name="P4"><text:s text:c="4"/>val_precision_6: 0.4679012345679012</text:p>
      <text:p text:style-name="P4"><text:s text:c="4"/>val_recall_0 <text:s text:c="2"/>: 0.9088128894448542</text:p>
      <text:p text:style-name="P4"><text:s text:c="4"/>val_recall_1 <text:s text:c="2"/>: 0.0</text:p>
      <text:p text:style-name="P4"><text:s text:c="4"/>val_recall_2 <text:s text:c="2"/>: 0.25</text:p>
      <text:p text:style-name="P4"><text:s text:c="4"/>val_recall_3 <text:s text:c="2"/>: 0.0</text:p>
      <text:p text:style-name="P4"><text:s text:c="4"/>val_recall_4 <text:s text:c="2"/>: 0.4462854649554302</text:p>
      <text:p text:style-name="P4"><text:s text:c="4"/>val_recall_5 <text:s text:c="2"/>: 0.2803030303030303</text:p>
      <text:p text:style-name="P4"><text:s text:c="4"/>val_recall_6 <text:s text:c="2"/>: 0.4717078189300411</text:p>
      <text:p text:style-name="P4"><text:s text:c="4"/>val_f1_0 <text:s text:c="6"/>: 0.8721805092786498</text:p>
      <text:p text:style-name="P4"><text:s text:c="4"/>val_f1_1 <text:s text:c="6"/>: 0.0</text:p>
      <text:p text:style-name="P4"><text:s text:c="4"/>val_f1_2 <text:s text:c="6"/>: 0.3333333333333333</text:p>
      <text:p text:style-name="P4"><text:s text:c="4"/>val_f1_3 <text:s text:c="6"/>: 0.0</text:p>
      <text:p text:style-name="P4"><text:s text:c="4"/>val_f1_4 <text:s text:c="6"/>: 0.44417278868642546</text:p>
      <text:p text:style-name="P4"><text:s text:c="4"/>val_f1_5 <text:s text:c="6"/>: 0.2727272727272727</text:p>
      <text:p text:style-name="P4"><text:s text:c="4"/>val_f1_6 <text:s text:c="6"/>: 0.45857338820301774</text:p>
      <text:p text:style-name="P4">Saving checkpoint: saved/models/Mnist_Le</text:p>
      <text:p text:style-name="P4"/>
      <text:p text:style-name="P4">Epoch 9</text:p>
      <text:p text:style-name="P4"><text:s text:c="2"/>epoch <text:s text:c="9"/>: 9</text:p>
      <text:p text:style-name="P4"><text:s text:c="4"/>loss <text:s text:c="10"/>: 0.15786737958964384</text:p>
      <text:p text:style-name="P4"><text:s text:c="4"/>accuracy <text:s text:c="6"/>: 0.9442697476102974</text:p>
      <text:p text:style-name="P4"><text:s text:c="4"/>precision_0 <text:s text:c="3"/>: 0.947889200127883</text:p>
      <text:p text:style-name="P4"><text:s text:c="4"/>precision_1 <text:s text:c="3"/>: 0.8058458402816377</text:p>
      <text:p text:style-name="P4"><text:s text:c="4"/>precision_2 <text:s text:c="3"/>: 0.7827380952380953</text:p>
      <text:p text:style-name="P4"><text:s text:c="4"/>precision_3 <text:s text:c="3"/>: 0.8465844671201814</text:p>
      <text:p text:style-name="P4"><text:s text:c="4"/>precision_4 <text:s text:c="3"/>: 0.837344773230048</text:p>
      <text:p text:style-name="P4"><text:s text:c="4"/>precision_5 <text:s text:c="3"/>: 0.8153284671532848</text:p>
      <text:p text:style-name="P4"><text:s text:c="4"/>precision_6 <text:s text:c="3"/>: 0.8399844418514195</text:p>
      <text:p text:style-name="P4"><text:s text:c="4"/>recall_0 <text:s text:c="6"/>: 0.962221456736783</text:p>
      <text:p text:style-name="P4"><text:s text:c="4"/>recall_1 <text:s text:c="6"/>: 0.7511024643320363</text:p>
      <text:p text:style-name="P4"><text:s text:c="4"/>recall_2 <text:s text:c="6"/>: 0.7283333333333334</text:p>
      <text:p text:style-name="P4"><text:s text:c="4"/>recall_3 <text:s text:c="6"/>: 0.7899659863945578</text:p>
      <text:p text:style-name="P4"><text:s text:c="4"/>recall_4 <text:s text:c="6"/>: 0.8053805193936178</text:p>
      <text:p text:style-name="P4"><text:s text:c="4"/>recall_5 <text:s text:c="6"/>: 0.7843065693430656</text:p>
      <text:p text:style-name="P4"><text:s text:c="4"/>recall_6 <text:s text:c="6"/>: 0.8290937378451965</text:p>
      <text:p text:style-name="P4"><text:s text:c="4"/>f1_0 <text:s text:c="10"/>: 0.950281516250967</text:p>
      <text:p text:style-name="P4"><text:s text:c="4"/>f1_1 <text:s text:c="10"/>: 0.7559877649371811</text:p>
      <text:p text:style-name="P4"><text:s text:c="4"/>f1_2 <text:s text:c="10"/>: 0.7355668934240364</text:p>
      <text:p text:style-name="P4"><text:s text:c="4"/>f1_3 <text:s text:c="10"/>: 0.8000422196850767</text:p>
      <text:p text:style-name="P4"><text:s text:c="4"/>f1_4 <text:s text:c="10"/>: 0.8007709696413756</text:p>
      <text:p text:style-name="P4"><text:soft-page-break/><text:s text:c="4"/>f1_5 <text:s text:c="10"/>: 0.7844275216537994</text:p>
      <text:p text:style-name="P4"><text:s text:c="4"/>f1_6 <text:s text:c="10"/>: 0.8238271193347032</text:p>
      <text:p text:style-name="P4"><text:s text:c="4"/>val_loss <text:s text:c="6"/>: 0.6439511884222175</text:p>
      <text:p text:style-name="P4"><text:s text:c="4"/>val_accuracy <text:s text:c="2"/>: 0.8344793235618833</text:p>
      <text:p text:style-name="P4"><text:s text:c="4"/>val_precision_0: 0.8637708089045603</text:p>
      <text:p text:style-name="P4"><text:s text:c="4"/>val_precision_1: 0.2222222222222222</text:p>
      <text:p text:style-name="P4"><text:s text:c="4"/>val_precision_2: 0.0</text:p>
      <text:p text:style-name="P4"><text:s text:c="4"/>val_precision_3: 0.0</text:p>
      <text:p text:style-name="P4"><text:s text:c="4"/>val_precision_4: 0.5343702902036235</text:p>
      <text:p text:style-name="P4"><text:s text:c="4"/>val_precision_5: 0.24404761904761904</text:p>
      <text:p text:style-name="P4"><text:s text:c="4"/>val_precision_6: 0.3593669250645995</text:p>
      <text:p text:style-name="P4"><text:s text:c="4"/>val_recall_0 <text:s text:c="2"/>: 0.906515921108229</text:p>
      <text:p text:style-name="P4"><text:s text:c="4"/>val_recall_1 <text:s text:c="2"/>: 0.06481481481481481</text:p>
      <text:p text:style-name="P4"><text:s text:c="4"/>val_recall_2 <text:s text:c="2"/>: 0.0</text:p>
      <text:p text:style-name="P4"><text:s text:c="4"/>val_recall_3 <text:s text:c="2"/>: 0.0</text:p>
      <text:p text:style-name="P4"><text:s text:c="4"/>val_recall_4 <text:s text:c="2"/>: 0.445157911361615</text:p>
      <text:p text:style-name="P4"><text:s text:c="4"/>val_recall_5 <text:s text:c="2"/>: 0.22321428571428573</text:p>
      <text:p text:style-name="P4"><text:s text:c="4"/>val_recall_6 <text:s text:c="2"/>: 0.3821059431524548</text:p>
      <text:p text:style-name="P4"><text:s text:c="4"/>val_f1_0 <text:s text:c="6"/>: 0.8702855803956763</text:p>
      <text:p text:style-name="P4"><text:s text:c="4"/>val_f1_1 <text:s text:c="6"/>: 0.1</text:p>
      <text:p text:style-name="P4"><text:s text:c="4"/>val_f1_2 <text:s text:c="6"/>: 0.0</text:p>
      <text:p text:style-name="P4"><text:s text:c="4"/>val_f1_3 <text:s text:c="6"/>: 0.0</text:p>
      <text:p text:style-name="P4"><text:s text:c="4"/>val_f1_4 <text:s text:c="6"/>: 0.44700803130541733</text:p>
      <text:p text:style-name="P4"><text:s text:c="4"/>val_f1_5 <text:s text:c="6"/>: 0.22448979591836735</text:p>
      <text:p text:style-name="P4"><text:s text:c="4"/>val_f1_6 <text:s text:c="6"/>: 0.35927771625446053</text:p>
      <text:p text:style-name="P4"/>
      <text:p text:style-name="P4">+------------------+------------+</text:p>
      <text:p text:style-name="P4">| <text:s text:c="4"/>Modules <text:s text:c="5"/>| Parameters |</text:p>
      <text:p text:style-name="P4">+------------------+------------+</text:p>
      <text:p text:style-name="P4">| gru.weight_ih_l0 | <text:s text:c="2"/>270000 <text:s text:c="2"/>|</text:p>
      <text:p text:style-name="P4">| gru.weight_hh_l0 | <text:s text:c="2"/>270000 <text:s text:c="2"/>|</text:p>
      <text:p text:style-name="P4">| <text:s/>gru.bias_ih_l0 <text:s/>| <text:s text:c="3"/>900 <text:s text:c="4"/>|</text:p>
      <text:p text:style-name="P4">| <text:s/>gru.bias_hh_l0 <text:s/>| <text:s text:c="3"/>900 <text:s text:c="4"/>|</text:p>
      <text:p text:style-name="P4">| <text:s/>output.weight <text:s text:c="2"/>| <text:s text:c="3"/>2100 <text:s text:c="3"/>|</text:p>
      <text:p text:style-name="P4">| <text:s text:c="2"/>output.bias <text:s text:c="3"/>| <text:s text:c="4"/>7 <text:s text:c="5"/>|</text:p>
      <text:p text:style-name="P4">| <text:s text:c="2"/>word.weight <text:s text:c="3"/>| <text:s text:c="2"/>90000 <text:s text:c="3"/>|</text:p>
      <text:p text:style-name="P4">| <text:s text:c="3"/>word.bias <text:s text:c="4"/>| <text:s text:c="3"/>300 <text:s text:c="4"/>|</text:p>
      <text:p text:style-name="P4">| <text:s/>context.weight <text:s/>| <text:s text:c="3"/>300 <text:s text:c="4"/>|</text:p>
      <text:p text:style-name="P4">634507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/>
              <text:p text:style-name="Table_20_Contents"/>
            </table:table-cell>
            <table:table-cell table:style-name="Table1.B1" office:value-type="string">
              <text:p text:style-name="Table_20_Contents"/>
            </table:table-cell>
          </table:table-row>
        </table:table-header-rows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3:52:29.013304590</meta:creation-date>
    <dc:date>2021-05-26T02:42:20.150700900</dc:date>
    <meta:editing-duration>PT1H14M48S</meta:editing-duration>
    <meta:editing-cycles>3</meta:editing-cycles>
    <meta:generator>LibreOffice/6.4.2.2$Linux_X86_64 LibreOffice_project/40$Build-2</meta:generator>
    <meta:document-statistic meta:table-count="1" meta:image-count="0" meta:object-count="0" meta:page-count="9" meta:paragraph-count="446" meta:word-count="1296" meta:character-count="15458" meta:non-whitespace-character-count="10843"/>
  </office:meta>
</office:document-meta>
</file>